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wler 115m big freezing processing trawler with a possibility of fish catching with bottom and pelagic trawl, designed for maximum fishing efficiency.</text:span> </text:p>
      <text:p text:style-name="P1"/>
      <text:p text:style-name="P1"><text:bookmark-start text:name="__DdeLink__15_555956009"/><text:span text:style-name="T1">Траулер 115м представляет собой большой морозильный рыболовный траулер-процессор, с возможностью промысла донным и пелагическим тралом, спроектированных для максимальной эффективности промысла</text:span><text:bookmark-end text:name="__DdeLink__15_555956009"/><text:span text:style-name="T1">.</text:span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0:26:18.671393414</meta:creation-date>
    <dc:date>2024-08-21T10:08:58.763042145</dc:date>
    <meta:editing-duration>PT7M21S</meta:editing-duration>
    <meta:editing-cycles>4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42" meta:character-count="347" meta:non-whitespace-character-count="305"/>
  </office:meta>
</office:document-meta>
</file>